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AC0000040C730FE7D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Luxi Sans1" svg:font-family="'Luxi Sans'" style:font-pitch="variable"/>
    <style:font-face style:name="Tahoma" svg:font-family="Tahoma" style:font-pitch="variable"/>
    <style:font-face style:name="Nimbus Roman No9 L" svg:font-family="'Nimbus Roman No9 L'" style:font-family-generic="roman" style:font-pitch="variable"/>
    <style:font-face style:name="Luxi Sans" svg:font-family="'Luxi Sans'" style:font-family-generic="swiss" style:font-pitch="variable"/>
  </office:font-face-decls>
  <office:automatic-styles>
    <style:style style:name="fr1" style:family="graphic" style:parent-style-name="Graphics">
      <style:graphic-properties style:vertical-pos="middle" style:vertical-rel="baseline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Diagrama de Secuencia</text:p>
      <text:p text:style-name="Standard">Metodo:<text:tab/>buildDictionary()</text:p>
      <text:p text:style-name="Standard">Clase:<text:tab/><text:tab/>DataSet</text:p>
      <text:p text:style-name="Standard"/>
      <text:p text:style-name="Standard"><draw:frame draw:style-name="fr1" draw:name="gráficos1" text:anchor-type="as-char" svg:width="16.999cm" svg:height="18.734cm" draw:z-index="0"><draw:image xlink:href="Pictures/10000000000003AC0000040C730FE7DC.png" xlink:type="simple" xlink:show="embed" xlink:actuate="onLoad"/></draw:frame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Luxi Sans1" svg:font-family="'Luxi Sans'" style:font-pitch="variable"/>
    <style:font-face style:name="Tahoma" svg:font-family="Tahoma" style:font-pitch="variable"/>
    <style:font-face style:name="Nimbus Roman No9 L" svg:font-family="'Nimbus Roman No9 L'" style:font-family-generic="roman" style:font-pitch="variable"/>
    <style:font-face style:name="Luxi Sans" svg:font-family="'Luxi Sans'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s" fo:country="ES" style:font-name-asian="Luxi Sans1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uxi Sans" fo:font-size="14pt" style:font-name-asian="Luxi Sans1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11</meta:generator>
    <meta:creation-date>2006-07-11T12:21:19</meta:creation-date>
    <dc:date>2006-07-11T12:49:32</dc:date>
    <meta:print-date>2006-07-11T12:25:57</meta:print-date>
    <dc:language>es-ES</dc:language>
    <meta:editing-cycles>2</meta:editing-cycles>
    <meta:editing-duration>PT28M15S</meta:editing-duration>
    <meta:user-defined meta:name="Info 1"/>
    <meta:user-defined meta:name="Info 2"/>
    <meta:user-defined meta:name="Info 3"/>
    <meta:user-defined meta:name="Info 4"/>
    <meta:document-statistic meta:table-count="0" meta:image-count="1" meta:object-count="0" meta:page-count="1" meta:paragraph-count="4" meta:word-count="7" meta:character-count="62"/>
  </office:meta>
</office:document-meta>
</file>